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regarding the issues we are facing and bugs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Meeting with dashgo team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meeting about the table changes for royalty processing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Meeting with Aja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Again meeting about the table changes for royalty processing and client feed backs</text:p>
          </table:table-cell>
          <table:table-cell table:style-name="ce14"/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Bog fixing</text:p>
          </table:table-cell>
          <table:table-cell table:style-name="ce6" office:value-type="float" office:value="5">
            <text:p>5.00</text:p>
          </table:table-cell>
          <table:table-cell table:style-name="ce11" office:value-type="string">
            <text:p>fixed all the bugs and committed to crossvc only one bug is pending with me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19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7T19:06:12</dc:date>
    <meta:editing-cycles>238</meta:editing-cycles>
    <meta:editing-duration>P25DT17H18M16S</meta:editing-duration>
    <meta:generator>BrOffice.org/3.3$Linux OpenOffice.org_project/330m20$Build-9567</meta:generator>
    <meta:document-statistic meta:table-count="1" meta:cell-count="18" meta:object-count="0"/>
  </office:meta>
</office:document-meta>
</file>